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32EB00000B0F00000B0F430C5D9E16978858.svg" manifest:media-type="image/svg+xml"/>
  <manifest:file-entry manifest:full-path="Pictures/10000201000001D900000125CFDF149991B9C9A1.png" manifest:media-type="image/png"/>
  <manifest:file-entry manifest:full-path="Pictures/10000572000030E300001E48F27502D24188B555.svg" manifest:media-type="image/svg+xml"/>
  <manifest:file-entry manifest:full-path="Pictures/100002010000006B0000006BF46B18DBA2CE27A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top" draw:auto-grow-height="false" fo:min-height="17.75cm" fo:min-width="16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3.912cm" fo:min-width="1.733cm"/>
    </style:style>
    <style:style style:name="gr3" style:family="graphic" style:parent-style-name="standard">
      <style:graphic-properties draw:stroke="none" svg:stroke-color="#000000" draw:fill="none" draw:fill-color="#ffffff" fo:min-height="0.773cm"/>
      <style:paragraph-properties style:writing-mode="lr-tb"/>
    </style:style>
    <style:style style:name="gr4" style:family="graphic" style:parent-style-name="standard">
      <style:graphic-properties draw:fill-color="#bf819e" draw:textarea-horizontal-align="justify" draw:textarea-vertical-align="top" draw:auto-grow-height="false" fo:min-height="2.65cm" fo:min-width="6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4.15cm" fo:min-width="6.8cm"/>
      <style:paragraph-properties style:writing-mode="lr-tb"/>
    </style:style>
    <style:style style:name="gr6" style:family="graphic" style:parent-style-name="standard">
      <style:graphic-properties draw:fill-color="#bf819e" draw:textarea-horizontal-align="justify" draw:textarea-vertical-align="top" draw:auto-grow-height="false" fo:min-height="2.65cm" fo:min-width="6.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3.85cm" fo:min-width="6.8cm"/>
      <style:paragraph-properties style:writing-mode="lr-tb"/>
    </style:style>
    <style:style style:name="gr8" style:family="graphic" style:parent-style-name="standard">
      <style:graphic-properties svg:stroke-width="0.159cm" draw:marker-start-width="0.438cm" draw:marker-end="Rounded_20_short_20_Arrow" draw:marker-end-width="0.438cm" draw:textarea-vertical-align="middle" fo:padding-top="0.204cm" fo:padding-bottom="0.204cm" fo:padding-left="0.329cm" fo:padding-right="0.329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1" style:family="graphic" style:parent-style-name="standard">
      <style:graphic-properties draw:stroke="solid" svg:stroke-color="#8d1d75" draw:fill="solid" draw:fill-color="#f7d1d5" fo:min-height="0.95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4" style:family="graphic" style:parent-style-name="standard">
      <style:graphic-properties draw:fill-color="#81d41a" draw:textarea-horizontal-align="justify" draw:textarea-vertical-align="top" draw:auto-grow-height="false" fo:min-height="5.65cm" fo:min-width="8.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3.85cm" fo:min-width="7.3cm"/>
      <style:paragraph-properties style:writing-mode="lr-tb"/>
    </style:style>
    <style:style style:name="gr16" style:family="graphic" style:parent-style-name="standard">
      <style:graphic-properties draw:fill-color="#bf819e" draw:textarea-horizontal-align="justify" draw:textarea-vertical-align="top" draw:auto-grow-height="false" fo:min-height="2.65cm" fo:min-width="6.872cm"/>
      <style:paragraph-properties style:writing-mode="lr-tb"/>
    </style:style>
    <style:style style:name="gr17" style:family="graphic" style:parent-style-name="standard">
      <style:graphic-properties svg:stroke-width="0.159cm" draw:marker-start="Rounded_20_short_20_Arrow" draw:marker-start-width="0.438cm" draw:marker-end="Rounded_20_short_20_Arrow" draw:marker-end-width="0.438cm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fill-color="#dee6ef" draw:textarea-horizontal-align="justify" draw:textarea-vertical-align="top" draw:auto-grow-height="false" fo:min-height="5.65cm" fo:min-width="8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bf819e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paragraph-properties fo:text-align="center"/>
      <style:text-properties fo:font-size="12pt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solid" draw:fill-color="#f7d1d5"/>
      <style:text-properties fo:font-size="8pt" style:font-size-asian="8pt" style:font-size-complex="8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loext:graphic-properties draw:fill-color="#dee6ef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cm" svg:height="18cm" svg:x="1cm" svg:y="1cm">
          <text:p text:style-name="P1">NodeJs Server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xml:id="id2" draw:id="id2" draw:layer="layout" svg:width="2.232cm" svg:height="16.1cm" draw:transform="rotate (1.5707963267949) translate (1.6cm 11.032cm)">
            <text:p/>
            <draw:enhanced-geometry svg:viewBox="0 0 88 21600" draw:glue-points="44 ?f6 44 0 0 10800 44 21600 88 10800" draw:text-areas="0 ?f6 88 ?f3" draw:type="can" draw:modifiers="1733.2588038010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text-style-name="P3" draw:layer="layout" svg:width="4.276cm" svg:height="1.023cm" svg:x="8.077cm" svg:y="9.405cm">
            <draw:text-box>
              <text:p>TopicService</text:p>
            </draw:text-box>
          </draw:frame>
        </draw:g>
        <draw:custom-shape draw:style-name="gr4" draw:text-style-name="P4" xml:id="id5" draw:id="id5" draw:layer="layout" svg:width="7.3cm" svg:height="2.9cm" svg:x="10.1cm" svg:y="15.5cm">
          <text:p text:style-name="P1">SocketIOTopicClient1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3cm" svg:height="2.9cm" svg:x="10.1cm" svg:y="11.8cm">
          <text:p text:style-name="P1">SocketIOTopicClient2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5" draw:text-style-name="P1" draw:layer="layout" svg:width="7.3cm" svg:height="4.4cm" svg:x="1.2cm" svg:y="2cm">
            <text:p text:style-name="P1">InnerObject1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6.9cm" svg:height="2.9cm" svg:x="1.4cm" svg:y="3.3cm">
            <text:p text:style-name="P1">MemoryTopicCli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7.3cm" svg:height="4.1cm" svg:x="1.8cm" svg:y="14cm">
            <text:p text:style-name="P1">InnerObject2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6.9cm" svg:height="2.9cm" svg:x="2cm" svg:y="15cm">
            <text:p text:style-name="P1">MemoryTopicClient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1" draw:layer="layout" svg:x1="4.85cm" svg:y1="6.4cm" svg:x2="9.65cm" svg:y2="8.8cm" draw:start-shape="id1" draw:start-glue-point="2" draw:end-shape="id2" draw:end-glue-point="8" svg:d="M4850 6400v1200h4800v1200" svg:viewBox="0 0 4801 2401">
          <text:p/>
        </draw:connector>
        <draw:frame draw:style-name="gr9" draw:text-style-name="P1" draw:layer="layout" svg:width="1.53cm" svg:height="1.53cm" svg:x="6.8cm" svg:y="6.67cm">
          <draw:image xlink:href="Pictures/100032EB00000B0F00000B0F430C5D9E16978858.svg" xlink:type="simple" xlink:show="embed" xlink:actuate="onLoad" loext:mime-type="image/svg+xml">
            <text:p text:style-name="P1"/>
          </draw:image>
          <draw:image xlink:href="Pictures/100002010000006B0000006BF46B18DBA2CE27A4.png" xlink:type="simple" xlink:show="embed" xlink:actuate="onLoad" loext:mime-type="image/png"/>
        </draw:frame>
        <draw:frame draw:style-name="gr10" draw:text-style-name="P6" draw:layer="layout" svg:width="5.7cm" svg:height="1.2cm" svg:x="1.3cm" svg:y="7cm">
          <draw:text-box>
            <text:p text:style-name="P5">Message publish on topic : level1.level2</text:p>
          </draw:text-box>
        </draw:frame>
        <draw:g>
          <draw:custom-shape draw:style-name="gr7" draw:text-style-name="P1" draw:layer="layout" svg:width="7.3cm" svg:height="4.1cm" svg:x="9.9cm" svg:y="2.1cm">
            <text:p text:style-name="P1">InnerObject3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6.9cm" svg:height="2.9cm" svg:x="10.1cm" svg:y="3.1cm">
            <text:p text:style-name="P1">MemoryTopicClient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8" draw:layer="layout" svg:width="6.4cm" svg:height="1.205cm" svg:x="10.4cm" svg:y="4.4cm">
          <draw:text-box>
            <text:p text:style-name="P7"><text:span text:style-name="T1">Listening to :</text:span></text:p>
            <text:list text:style-name="L1">
              <text:list-item>
                <text:p text:style-name="P7"><text:span text:style-name="T1">level1bis.level2</text:span></text:p>
              </text:list-item>
              <text:list-item>
                <text:p text:style-name="P7"><text:span text:style-name="T1">Etc ….</text:span></text:p>
              </text:list-item>
            </text:list>
          </draw:text-box>
        </draw:frame>
        <draw:frame draw:style-name="gr11" draw:text-style-name="P8" draw:layer="layout" svg:width="6.4cm" svg:height="1.205cm" svg:x="2.3cm" svg:y="16.3cm">
          <draw:text-box>
            <text:p text:style-name="P7"><text:span text:style-name="T1">Listening to :</text:span></text:p>
            <text:list text:style-name="L1">
              <text:list-item>
                <text:p text:style-name="P7"><text:span text:style-name="T1">level1.*</text:span></text:p>
              </text:list-item>
              <text:list-item>
                <text:p text:style-name="P7"><text:span text:style-name="T1">Etc ….</text:span></text:p>
              </text:list-item>
            </text:list>
          </draw:text-box>
        </draw:frame>
        <draw:frame draw:style-name="gr11" draw:text-style-name="P8" draw:layer="layout" svg:width="6.4cm" svg:height="1.205cm" svg:x="10.4cm" svg:y="12.995cm">
          <draw:text-box>
            <text:p text:style-name="P7"><text:span text:style-name="T1">Listening to :</text:span></text:p>
            <text:list text:style-name="L1">
              <text:list-item>
                <text:p text:style-name="P7"><text:span text:style-name="T1">level1.level2</text:span></text:p>
              </text:list-item>
              <text:list-item>
                <text:p text:style-name="P7"><text:span text:style-name="T1">Etc ….</text:span></text:p>
              </text:list-item>
            </text:list>
          </draw:text-box>
        </draw:frame>
        <draw:frame draw:style-name="gr11" draw:text-style-name="P8" draw:layer="layout" svg:width="6.4cm" svg:height="1.205cm" svg:x="10.5cm" svg:y="16.6cm">
          <draw:text-box>
            <text:p text:style-name="P7"><text:span text:style-name="T1">Listening to :</text:span></text:p>
            <text:list text:style-name="L1">
              <text:list-item>
                <text:p text:style-name="P7"><text:span text:style-name="T1">#</text:span></text:p>
              </text:list-item>
              <text:list-item>
                <text:p text:style-name="P7"><text:span text:style-name="T1">Etc ….</text:span></text:p>
              </text:list-item>
            </text:list>
          </draw:text-box>
        </draw:frame>
        <draw:frame draw:style-name="gr12" draw:text-style-name="P1" draw:layer="layout" svg:width="4.643cm" svg:height="4.4cm" draw:transform="rotate (-1.59697626557481) translate (11.42cm 10.958cm)">
          <draw:image xlink:href="Pictures/10000572000030E300001E48F27502D24188B555.svg" xlink:type="simple" xlink:show="embed" xlink:actuate="onLoad" loext:mime-type="image/svg+xml">
            <text:p/>
          </draw:image>
          <draw:image xlink:href="Pictures/10000201000001D900000125CFDF149991B9C9A1.png" xlink:type="simple" xlink:show="embed" xlink:actuate="onLoad" loext:mime-type="image/png"/>
        </draw:frame>
        <draw:frame draw:style-name="gr13" draw:text-style-name="P10" draw:layer="layout" svg:width="5.4cm" svg:height="1.673cm" svg:x="2.7cm" svg:y="11.3cm">
          <draw:text-box>
            <text:p text:style-name="P9">Message send to listening client, based on topic subscriptions</text:p>
          </draw:text-box>
        </draw:frame>
        <draw:frame draw:style-name="gr9" draw:text-style-name="P1" draw:layer="layout" svg:width="1.53cm" svg:height="1.53cm" svg:x="6.8cm" svg:y="12.67cm">
          <draw:image xlink:href="Pictures/100032EB00000B0F00000B0F430C5D9E16978858.svg" xlink:type="simple" xlink:show="embed" xlink:actuate="onLoad" loext:mime-type="image/svg+xml">
            <text:p/>
          </draw:image>
          <draw:image xlink:href="Pictures/100002010000006B0000006BF46B18DBA2CE27A4.png" xlink:type="simple" xlink:show="embed" xlink:actuate="onLoad" loext:mime-type="image/png"/>
        </draw:frame>
        <draw:frame draw:style-name="gr9" draw:text-style-name="P1" draw:layer="layout" svg:width="1.53cm" svg:height="1.53cm" svg:x="9.2cm" svg:y="15.47cm">
          <draw:image xlink:href="Pictures/100032EB00000B0F00000B0F430C5D9E16978858.svg" xlink:type="simple" xlink:show="embed" xlink:actuate="onLoad" loext:mime-type="image/svg+xml">
            <text:p/>
          </draw:image>
          <draw:image xlink:href="Pictures/100002010000006B0000006BF46B18DBA2CE27A4.png" xlink:type="simple" xlink:show="embed" xlink:actuate="onLoad" loext:mime-type="image/png"/>
        </draw:frame>
        <draw:frame draw:style-name="gr9" draw:text-style-name="P1" draw:layer="layout" svg:width="1.53cm" svg:height="1.53cm" svg:x="9.2cm" svg:y="11.7cm">
          <draw:image xlink:href="Pictures/100032EB00000B0F00000B0F430C5D9E16978858.svg" xlink:type="simple" xlink:show="embed" xlink:actuate="onLoad" loext:mime-type="image/svg+xml">
            <text:p/>
          </draw:image>
          <draw:image xlink:href="Pictures/100002010000006B0000006BF46B18DBA2CE27A4.png" xlink:type="simple" xlink:show="embed" xlink:actuate="onLoad" loext:mime-type="image/png"/>
        </draw:frame>
        <draw:custom-shape draw:style-name="gr14" draw:text-style-name="P2" draw:layer="layout" svg:width="8.7cm" svg:height="5.9cm" svg:x="20cm" svg:y="4cm">
          <text:p text:style-name="P1">NodeJs Client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15" draw:text-style-name="P1" draw:layer="layout" svg:width="7.8cm" svg:height="4.1cm" svg:x="20.6cm" svg:y="5.2cm">
            <text:p text:style-name="P1">InnerObject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7.372cm" svg:height="2.9cm" svg:x="20.814cm" svg:y="6.2cm">
            <text:p text:style-name="P1">TopicClientSocketIoProxy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8" draw:layer="layout" svg:width="6.4cm" svg:height="1.205cm" svg:x="21.3cm" svg:y="7.3cm">
          <draw:text-box>
            <text:p text:style-name="P7"><text:span text:style-name="T1">Listening to :</text:span></text:p>
            <text:list text:style-name="L1">
              <text:list-item>
                <text:p text:style-name="P7"><text:span text:style-name="T1">level1.level2</text:span></text:p>
              </text:list-item>
              <text:list-item>
                <text:p text:style-name="P7"><text:span text:style-name="T1">Etc ….</text:span></text:p>
              </text:list-item>
            </text:list>
          </draw:text-box>
        </draw:frame>
        <draw:connector draw:style-name="gr17" draw:text-style-name="P1" draw:layer="layout" svg:x1="17.4cm" svg:y1="13.25cm" svg:x2="20.6cm" svg:y2="7.25cm" draw:start-shape="id3" draw:start-glue-point="1" draw:end-shape="id4" draw:end-glue-point="3" svg:d="M17400 13250h1600v-6000h1600" svg:viewBox="0 0 3201 6001">
          <text:p/>
        </draw:connector>
        <draw:frame draw:style-name="gr9" draw:text-style-name="P1" draw:layer="layout" svg:width="1.53cm" svg:height="1.53cm" svg:x="18.3cm" svg:y="9.37cm">
          <draw:image xlink:href="Pictures/100032EB00000B0F00000B0F430C5D9E16978858.svg" xlink:type="simple" xlink:show="embed" xlink:actuate="onLoad" loext:mime-type="image/svg+xml">
            <text:p/>
          </draw:image>
          <draw:image xlink:href="Pictures/100002010000006B0000006BF46B18DBA2CE27A4.png" xlink:type="simple" xlink:show="embed" xlink:actuate="onLoad" loext:mime-type="image/png"/>
        </draw:frame>
        <draw:custom-shape draw:style-name="gr18" draw:text-style-name="P11" xml:id="id6" draw:id="id6" draw:layer="layout" svg:width="8.7cm" svg:height="5.9cm" svg:x="20cm" svg:y="13.1cm">
          <text:p text:style-name="P1">WebBrowser Client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1" draw:layer="layout" svg:width="7.8cm" svg:height="4.1cm" svg:x="20.6cm" svg:y="14.3cm">
            <text:p text:style-name="P1">InnerObject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7.372cm" svg:height="2.9cm" svg:x="20.814cm" svg:y="15.3cm">
            <text:p text:style-name="P1">TopicClientSocketIoProxy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8" draw:layer="layout" svg:width="6.4cm" svg:height="1.205cm" svg:x="21.3cm" svg:y="16.4cm">
          <draw:text-box>
            <text:p text:style-name="P7"><text:span text:style-name="T1">Listening to :</text:span></text:p>
            <text:list text:style-name="L1">
              <text:list-item>
                <text:p text:style-name="P7"><text:span text:style-name="T1">level1.level2</text:span></text:p>
              </text:list-item>
              <text:list-item>
                <text:p text:style-name="P7"><text:span text:style-name="T1">Etc ….</text:span></text:p>
              </text:list-item>
            </text:list>
          </draw:text-box>
        </draw:frame>
        <draw:connector draw:style-name="gr17" draw:text-style-name="P1" draw:layer="layout" svg:x1="17.4cm" svg:y1="16.95cm" svg:x2="20cm" svg:y2="16.05cm" draw:start-shape="id5" draw:start-glue-point="1" draw:end-shape="id6" draw:end-glue-point="3" svg:d="M17400 16950h1300v-900h1300" svg:viewBox="0 0 2601 901">
          <text:p/>
        </draw:connector>
        <draw:frame draw:style-name="gr9" draw:text-style-name="P1" draw:layer="layout" svg:width="1.53cm" svg:height="1.53cm" svg:x="18.07cm" svg:y="15.37cm">
          <draw:image xlink:href="Pictures/100032EB00000B0F00000B0F430C5D9E16978858.svg" xlink:type="simple" xlink:show="embed" xlink:actuate="onLoad" loext:mime-type="image/svg+xml">
            <text:p/>
          </draw:image>
          <draw:image xlink:href="Pictures/100002010000006B0000006BF46B18DBA2CE27A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9T22:42:42.938051273</meta:creation-date>
    <dc:date>2020-04-09T23:54:25.100490654</dc:date>
    <meta:editing-duration>PT8M47S</meta:editing-duration>
    <meta:editing-cycles>2</meta:editing-cycles>
    <meta:generator>LibreOffice/6.3.5.2$Linux_X86_64 LibreOffice_project/30$Build-2</meta:generator>
    <meta:document-statistic meta:object-count="41"/>
  </office:meta>
</office:document-meta>
</file>